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AL with a load</text:p>
          </table:table-cell>
          <table:table-cell table:number-columns-repeated="4"/>
          <table:table-cell office:value-type="string" calcext:value-type="string">
            <text:p>Classic Diag 2</text:p>
          </table:table-cell>
          <table:table-cell table:number-columns-repeated="3"/>
          <table:table-cell office:value-type="string" calcext:value-type="string">
            <text:p>Potential issues…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HL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HLT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5]=0;IF([.K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UG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G0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6]=0;IF([.K6]&lt;&gt;0;&quot;USED&quot;;&quot;.&quot;);&quot;.&quot;)" office:value-type="string" office:string-value="USED" calcext:value-type="string">
            <text:p>USED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X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XR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]=0;IF([.K7]&lt;&gt;0;&quot;USED&quot;;&quot;.&quot;);&quot;.&quot;)" office:value-type="string" office:string-value="USED" calcext:value-type="string">
            <text:p>USED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MPS_RMW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MPS_RMW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8]=0;IF([.K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WM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M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9]=0;IF([.K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DMP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MPI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0]=0;IF([.K1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MR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MR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1]=0;IF([.K1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MRB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RB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2]=0;IF([.K1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BR</text:p>
          </table:table-cell>
          <table:table-cell office:value-type="float" office:value="1018" calcext:value-type="float">
            <text:p>101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BR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IF([.F13]=0;IF([.K13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B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BL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4]=0;IF([.K1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IB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IB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5]=0;IF([.K1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MU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U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6]=0;IF([.K1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MLR</text:p>
          </table:table-cell>
          <table:table-cell office:value-type="float" office:value="933" calcext:value-type="float">
            <text:p>93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LR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IF([.F17]=0;IF([.K1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TOR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TO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8]=0;IF([.K1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AUG0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AUG0E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IF([.F19]=0;IF([.K19]&lt;&gt;0;&quot;USED&quot;;&quot;.&quot;);&quot;.&quot;)" office:value-type="string" office:string-value="USED" calcext:value-type="string">
            <text:p>USED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0]=0;IF([.K2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1]=0;IF([.K2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2]=0;IF([.K2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3]=0;IF([.K23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4]=0;IF([.K2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5]=0;IF([.K2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6]=0;IF([.K2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7]=0;IF([.K2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8]=0;IF([.K2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9]=0;IF([.K2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30]=0;IF([.K3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31]=0;IF([.K3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32]=0;IF([.K3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33]=0;IF([.K33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34]=0;IF([.K3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35]=0;IF([.K3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36]=0;IF([.K3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MP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MP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37]=0;IF([.K3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DV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DV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38]=0;IF([.K3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DA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DA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39]=0;IF([.K3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RE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REX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40]=0;IF([.K4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CA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CA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41]=0;IF([.K4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CI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I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42]=0;IF([.K4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SIA_SIE_SI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SIA_SIE_SIR</text:p>
          </table:table-cell>
          <table:table-cell office:value-type="float" office:value="73" calcext:value-type="float">
            <text:p>73</text:p>
          </table:table-cell>
          <table:table-cell/>
          <table:table-cell table:formula="of:=IF([.F43]=0;IF([.K43]&lt;&gt;0;&quot;USED&quot;;&quot;.&quot;);&quot;.&quot;)" office:value-type="string" office:string-value="USED" calcext:value-type="string">
            <text:p>USED</text:p>
          </table:table-cell>
          <table:table-cell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RIA_RIE_RI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IA_RIE_RIR</text:p>
          </table:table-cell>
          <table:table-cell office:value-type="float" office:value="82" calcext:value-type="float">
            <text:p>82</text:p>
          </table:table-cell>
          <table:table-cell/>
          <table:table-cell table:formula="of:=IF([.F44]=0;IF([.K4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RLD_RLQ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LD_RLQ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45]=0;IF([.K4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RLS</text:p>
          </table:table-cell>
          <table:table-cell office:value-type="float" office:value="9024" calcext:value-type="float">
            <text:p>902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RLS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IF([.F46]=0;IF([.K4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RAD_RAQ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RAD_RAQ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47]=0;IF([.K4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RA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RAS</text:p>
          </table:table-cell>
          <table:table-cell office:value-type="float" office:value="44" calcext:value-type="float">
            <text:p>44</text:p>
          </table:table-cell>
          <table:table-cell/>
          <table:table-cell table:formula="of:=IF([.F48]=0;IF([.K48]&lt;&gt;0;&quot;USED&quot;;&quot;.&quot;);&quot;.&quot;)" office:value-type="string" office:string-value="USED" calcext:value-type="string">
            <text:p>USED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LLD_LLQ</text:p>
          </table:table-cell>
          <table:table-cell office:value-type="float" office:value="1125" calcext:value-type="float">
            <text:p>11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LLD_LLQ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49]=0;IF([.K4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LLS</text:p>
          </table:table-cell>
          <table:table-cell office:value-type="float" office:value="4469" calcext:value-type="float">
            <text:p>446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LL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50]=0;IF([.K5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LAD_LAQ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LAD_LAQ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51]=0;IF([.K5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LA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LA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52]=0;IF([.K5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FAR_CDI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FAR_CDIF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53]=0;IF([.K53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FS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FS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54]=0;IF([.K5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FM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FM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55]=0;IF([.K5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FD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FD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56]=0;IF([.K5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string" calcext:value-type="string">
            <text:p>FARD_FARQ_CFD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FARD_FARQ_CFDI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57]=0;IF([.K5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string" calcext:value-type="string">
            <text:p>FSRD_FSRQ_CQF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FSRD_FSRQ_CQFF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58]=0;IF([.K5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FMRD_FMRQ_CDF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FMRD_FMRQ_CDFI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59]=0;IF([.K5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FDRD_FDRQ_CQF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FDRD_FDRQ_CQFI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60]=0;IF([.K6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office:value-type="string" calcext:value-type="string">
            <text:p>FAM_FA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FAM_FAI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61]=0;IF([.K6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FSM_FS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FSM_FSI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62]=0;IF([.K6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FMM_FM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FMM_FMI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63]=0;IF([.K63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string" calcext:value-type="string">
            <text:p>FDM_FD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FDM_FDI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64]=0;IF([.K6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FAMD_FAMQ_FAID_FAIQ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FAMD_FAMQ_FAID_FAIQ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65]=0;IF([.K6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string" calcext:value-type="string">
            <text:p>FSMD_FSMQ_FSID_FSIQ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FSMD_FSMQ_FSID_FSIQ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66]=0;IF([.K6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string" calcext:value-type="string">
            <text:p>FMMD_FMMQ_FMID_FMIQ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FMMD_FMMQ_FMID_FMIQ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67]=0;IF([.K6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office:value-type="string" calcext:value-type="string">
            <text:p>FDMD_FDMQ_FDID_FDIQ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FDMD_FDMQ_FDID_FDIQ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68]=0;IF([.K6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OCA</text:p>
          </table:table-cell>
          <table:table-cell office:value-type="float" office:value="30328409" calcext:value-type="float">
            <text:p>3032840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OCA</text:p>
          </table:table-cell>
          <table:table-cell office:value-type="float" office:value="120522951" calcext:value-type="float">
            <text:p>120522951</text:p>
          </table:table-cell>
          <table:table-cell/>
          <table:table-cell table:formula="of:=IF([.F69]=0;IF([.K6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OC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OC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70]=0;IF([.K7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OC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OCC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71]=0;IF([.K7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OC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OC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72]=0;IF([.K7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string" calcext:value-type="string">
            <text:p>ODA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ODA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IF([.F73]=0;IF([.K73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string" calcext:value-type="string">
            <text:p>OD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OD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74]=0;IF([.K7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OD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ODC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75]=0;IF([.K7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string" calcext:value-type="string">
            <text:p>OD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OD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76]=0;IF([.K7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ISA</text:p>
          </table:table-cell>
          <table:table-cell office:value-type="float" office:value="639311577" calcext:value-type="float">
            <text:p>63931157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ISA</text:p>
          </table:table-cell>
          <table:table-cell office:value-type="float" office:value="186553726" calcext:value-type="float">
            <text:p>186553726</text:p>
          </table:table-cell>
          <table:table-cell/>
          <table:table-cell table:formula="of:=IF([.F77]=0;IF([.K7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string" calcext:value-type="string">
            <text:p>IS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IS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78]=0;IF([.K7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IS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ISC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79]=0;IF([.K7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IS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IS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80]=0;IF([.K8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IDA</text:p>
          </table:table-cell>
          <table:table-cell office:value-type="float" office:value="18341" calcext:value-type="float">
            <text:p>18341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IDA</text:p>
          </table:table-cell>
          <table:table-cell office:value-type="float" office:value="38732" calcext:value-type="float">
            <text:p>38732</text:p>
          </table:table-cell>
          <table:table-cell/>
          <table:table-cell table:formula="of:=IF([.F81]=0;IF([.K8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ID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ID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82]=0;IF([.K8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string" calcext:value-type="string">
            <text:p>ID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string" calcext:value-type="string">
            <text:p>IDC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83]=0;IF([.K83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84]=0;IF([.K8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85]=0;IF([.K8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86]=0;IF([.K8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87]=0;IF([.K8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88]=0;IF([.K8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89]=0;IF([.K8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90]=0;IF([.K9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91]=0;IF([.K9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92]=0;IF([.K9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93]=0;IF([.K93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94]=0;IF([.K9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95]=0;IF([.K9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96]=0;IF([.K9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97]=0;IF([.K9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98]=0;IF([.K9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99]=0;IF([.K9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00]=0;IF([.K10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office:value-type="string" calcext:value-type="string">
            <text:p>ABR</text:p>
          </table:table-cell>
          <table:table-cell office:value-type="float" office:value="32725" calcext:value-type="float">
            <text:p>32725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ABR</text:p>
          </table:table-cell>
          <table:table-cell office:value-type="float" office:value="1090242" calcext:value-type="float">
            <text:p>1090242</text:p>
          </table:table-cell>
          <table:table-cell/>
          <table:table-cell table:formula="of:=IF([.F101]=0;IF([.K10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office:value-type="string" calcext:value-type="string">
            <text:p>SBR</text:p>
          </table:table-cell>
          <table:table-cell office:value-type="float" office:value="5313" calcext:value-type="float">
            <text:p>531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BR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IF([.F102]=0;IF([.K10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office:value-type="string" calcext:value-type="string">
            <text:p>ZBR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ZBR</text:p>
          </table:table-cell>
          <table:table-cell office:value-type="float" office:value="1203" calcext:value-type="float">
            <text:p>1203</text:p>
          </table:table-cell>
          <table:table-cell/>
          <table:table-cell table:formula="of:=IF([.F103]=0;IF([.K103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OB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OBR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IF([.F104]=0;IF([.K10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XB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XB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05]=0;IF([.K10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office:value-type="string" calcext:value-type="string">
            <text:p>LB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LBR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IF([.F106]=0;IF([.K10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TB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TB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07]=0;IF([.K10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GMR</text:p>
          </table:table-cell>
          <table:table-cell office:value-type="float" office:value="10364" calcext:value-type="float">
            <text:p>10364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GMR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108]=0;IF([.K10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office:value-type="string" calcext:value-type="string">
            <text:p>ADR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DR</text:p>
          </table:table-cell>
          <table:table-cell office:value-type="float" office:value="3134393" calcext:value-type="float">
            <text:p>3134393</text:p>
          </table:table-cell>
          <table:table-cell/>
          <table:table-cell table:formula="of:=IF([.F109]=0;IF([.K10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office:value-type="string" calcext:value-type="string">
            <text:p>SUR</text:p>
          </table:table-cell>
          <table:table-cell office:value-type="float" office:value="4468" calcext:value-type="float">
            <text:p>4468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SUR</text:p>
          </table:table-cell>
          <table:table-cell office:value-type="float" office:value="9131" calcext:value-type="float">
            <text:p>9131</text:p>
          </table:table-cell>
          <table:table-cell/>
          <table:table-cell table:formula="of:=IF([.F110]=0;IF([.K11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ET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ET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11]=0;IF([.K11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office:value-type="string" calcext:value-type="string">
            <text:p>OR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ORR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IF([.F112]=0;IF([.K112]&lt;&gt;0;&quot;USED&quot;;&quot;.&quot;);&quot;.&quot;)" office:value-type="string" office:string-value="USED" calcext:value-type="string">
            <text:p>USED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XOR</text:p>
          </table:table-cell>
          <table:table-cell office:value-type="float" office:value="2773" calcext:value-type="float">
            <text:p>2773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XOR</text:p>
          </table:table-cell>
          <table:table-cell office:value-type="float" office:value="1044998" calcext:value-type="float">
            <text:p>1044998</text:p>
          </table:table-cell>
          <table:table-cell/>
          <table:table-cell table:formula="of:=IF([.F113]=0;IF([.K113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office:value-type="string" calcext:value-type="string">
            <text:p>TRR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R</text:p>
          </table:table-cell>
          <table:table-cell office:value-type="float" office:value="5703" calcext:value-type="float">
            <text:p>5703</text:p>
          </table:table-cell>
          <table:table-cell/>
          <table:table-cell table:formula="of:=IF([.F114]=0;IF([.K11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office:value-type="string" calcext:value-type="string">
            <text:p>CR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>
            <text:p>CR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15]=0;IF([.K11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office:value-type="string" calcext:value-type="string">
            <text:p>TT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string" calcext:value-type="string">
            <text:p>TT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16]=0;IF([.K11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string" calcext:value-type="string">
            <text:p>ABRB</text:p>
          </table:table-cell>
          <table:table-cell office:value-type="float" office:value="135118" calcext:value-type="float">
            <text:p>135118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ABRB</text:p>
          </table:table-cell>
          <table:table-cell office:value-type="float" office:value="87" calcext:value-type="float">
            <text:p>87</text:p>
          </table:table-cell>
          <table:table-cell/>
          <table:table-cell table:formula="of:=IF([.F117]=0;IF([.K11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office:value-type="string" calcext:value-type="string">
            <text:p>SBRB</text:p>
          </table:table-cell>
          <table:table-cell office:value-type="float" office:value="32724" calcext:value-type="float">
            <text:p>32724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SBRB</text:p>
          </table:table-cell>
          <table:table-cell office:value-type="float" office:value="38652" calcext:value-type="float">
            <text:p>38652</text:p>
          </table:table-cell>
          <table:table-cell/>
          <table:table-cell table:formula="of:=IF([.F118]=0;IF([.K11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office:value-type="string" calcext:value-type="string">
            <text:p>ZBR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string" calcext:value-type="string">
            <text:p>ZBR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19]=0;IF([.K11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office:value-type="string" calcext:value-type="string">
            <text:p>OBR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OBR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20]=0;IF([.K12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office:value-type="string" calcext:value-type="string">
            <text:p>XBR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string" calcext:value-type="string">
            <text:p>XBR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21]=0;IF([.K12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office:value-type="string" calcext:value-type="string">
            <text:p>LBR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string" calcext:value-type="string">
            <text:p>LBR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22]=0;IF([.K12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office:value-type="string" calcext:value-type="string">
            <text:p>TBRB</text:p>
          </table:table-cell>
          <table:table-cell office:value-type="float" office:value="639347792" calcext:value-type="float">
            <text:p>63934779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string" calcext:value-type="string">
            <text:p>TBRB</text:p>
          </table:table-cell>
          <table:table-cell office:value-type="float" office:value="187641180" calcext:value-type="float">
            <text:p>187641180</text:p>
          </table:table-cell>
          <table:table-cell/>
          <table:table-cell table:formula="of:=IF([.F123]=0;IF([.K123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office:value-type="string" calcext:value-type="string">
            <text:p>GMR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string" calcext:value-type="string">
            <text:p>GMR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24]=0;IF([.K12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ADR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DR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25]=0;IF([.K12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office:value-type="string" calcext:value-type="string">
            <text:p>SURB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SUR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26]=0;IF([.K12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string" calcext:value-type="string">
            <text:p>ETR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ETR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27]=0;IF([.K12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string" calcext:value-type="string">
            <text:p>ORRB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ORR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28]=0;IF([.K12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office:value-type="string" calcext:value-type="string">
            <text:p>XORB</text:p>
          </table:table-cell>
          <table:table-cell office:value-type="float" office:value="10375" calcext:value-type="float">
            <text:p>10375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XOR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29]=0;IF([.K12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string" calcext:value-type="string">
            <text:p>TRRB</text:p>
          </table:table-cell>
          <table:table-cell office:value-type="float" office:value="67653" calcext:value-type="float">
            <text:p>6765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string" calcext:value-type="string">
            <text:p>TRR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30]=0;IF([.K13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office:value-type="string" calcext:value-type="string">
            <text:p>TER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string" calcext:value-type="string">
            <text:p>TER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31]=0;IF([.K13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office:value-type="string" calcext:value-type="string">
            <text:p>TTR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string" calcext:value-type="string">
            <text:p>TTR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32]=0;IF([.K13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string" calcext:value-type="string">
            <text:p>AB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ABM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33]=0;IF([.K133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office:value-type="string" calcext:value-type="string">
            <text:p>ZBMM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ZBMM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34]=0;IF([.K13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string" calcext:value-type="string">
            <text:p>OBM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OBM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35]=0;IF([.K13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office:value-type="string" calcext:value-type="string">
            <text:p>TBM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TBM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36]=0;IF([.K13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  <table:table-cell office:value-type="string" calcext:value-type="string">
            <text:p>ABM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ABM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37]=0;IF([.K13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3" calcext:value-type="float">
            <text:p>133</text:p>
          </table:table-cell>
          <table:table-cell office:value-type="string" calcext:value-type="string">
            <text:p>ZBM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ZBM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38]=0;IF([.K13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office:value-type="string" calcext:value-type="string">
            <text:p>TBMB</text:p>
          </table:table-cell>
          <table:table-cell office:value-type="float" office:value="6014" calcext:value-type="float">
            <text:p>601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TBMB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IF([.F139]=0;IF([.K13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office:value-type="string" calcext:value-type="string">
            <text:p>CBM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CBM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40]=0;IF([.K14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office:value-type="string" calcext:value-type="string">
            <text:p>LDXT_STXT_DMT_STM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LDXT_STXT_DMT_STMT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41]=0;IF([.K14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42]=0;IF([.K14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  <table:table-cell office:value-type="string" calcext:value-type="string">
            <text:p>IRRD_TTR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IRRD_TTR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43]=0;IF([.K143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office:value-type="string" calcext:value-type="string">
            <text:p>CRRT_CRRQ_TTRQ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CRRT_CRRQ_TTRQ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44]=0;IF([.K14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office:value-type="string" calcext:value-type="string">
            <text:p>ESD_ES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ESD_ES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45]=0;IF([.K14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office:value-type="string" calcext:value-type="string">
            <text:p>TRRQ_LDX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TRRQ_LDX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46]=0;IF([.K14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office:value-type="string" calcext:value-type="string">
            <text:p>CRXD_STX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CRXD_STX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47]=0;IF([.K14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office:value-type="string" calcext:value-type="string">
            <text:p>AUG8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AUG8F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48]=0;IF([.K14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office:value-type="string" calcext:value-type="string">
            <text:p>ABS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ABS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49]=0;IF([.K14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office:value-type="string" calcext:value-type="string">
            <text:p>ZBS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ZBS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50]=0;IF([.K15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6" calcext:value-type="float">
            <text:p>146</text:p>
          </table:table-cell>
          <table:table-cell office:value-type="string" calcext:value-type="string">
            <text:p>OBS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OBS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51]=0;IF([.K15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office:value-type="string" calcext:value-type="string">
            <text:p>TBS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TBS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52]=0;IF([.K15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 office:value-type="string" calcext:value-type="string">
            <text:p>ABS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ABS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53]=0;IF([.K153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9" calcext:value-type="float">
            <text:p>149</text:p>
          </table:table-cell>
          <table:table-cell office:value-type="string" calcext:value-type="string">
            <text:p>ZBS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ZBS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54]=0;IF([.K15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string" calcext:value-type="string">
            <text:p>TBS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BS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55]=0;IF([.K15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1" calcext:value-type="float">
            <text:p>151</text:p>
          </table:table-cell>
          <table:table-cell office:value-type="string" calcext:value-type="string">
            <text:p>CBS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CBS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56]=0;IF([.K15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2" calcext:value-type="float">
            <text:p>152</text:p>
          </table:table-cell>
          <table:table-cell office:value-type="string" calcext:value-type="string">
            <text:p>ABX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ABX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57]=0;IF([.K15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3" calcext:value-type="float">
            <text:p>153</text:p>
          </table:table-cell>
          <table:table-cell office:value-type="string" calcext:value-type="string">
            <text:p>ZBX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ZBX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58]=0;IF([.K15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4" calcext:value-type="float">
            <text:p>154</text:p>
          </table:table-cell>
          <table:table-cell office:value-type="string" calcext:value-type="string">
            <text:p>OBX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string" calcext:value-type="string">
            <text:p>OBX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59]=0;IF([.K15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string" calcext:value-type="string">
            <text:p>TBX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string" calcext:value-type="string">
            <text:p>TBX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60]=0;IF([.K16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6" calcext:value-type="float">
            <text:p>156</text:p>
          </table:table-cell>
          <table:table-cell office:value-type="string" calcext:value-type="string">
            <text:p>ABX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string" calcext:value-type="string">
            <text:p>ABX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61]=0;IF([.K16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office:value-type="string" calcext:value-type="string">
            <text:p>ZBX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string" calcext:value-type="string">
            <text:p>ZBX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62]=0;IF([.K16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8" calcext:value-type="float">
            <text:p>158</text:p>
          </table:table-cell>
          <table:table-cell office:value-type="string" calcext:value-type="string">
            <text:p>TBX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TBX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63]=0;IF([.K163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office:value-type="string" calcext:value-type="string">
            <text:p>CBX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BX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64]=0;IF([.K16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 office:value-type="string" calcext:value-type="string">
            <text:p>MP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MP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65]=0;IF([.K16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1" calcext:value-type="float">
            <text:p>161</text:p>
          </table:table-cell>
          <table:table-cell office:value-type="string" calcext:value-type="string">
            <text:p>DV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DV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66]=0;IF([.K16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2" calcext:value-type="float">
            <text:p>162</text:p>
          </table:table-cell>
          <table:table-cell office:value-type="string" calcext:value-type="string">
            <text:p>MPRD_MPM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MPRD_MPM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67]=0;IF([.K16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3" calcext:value-type="float">
            <text:p>163</text:p>
          </table:table-cell>
          <table:table-cell office:value-type="string" calcext:value-type="string">
            <text:p>DVRD_DVM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DVRD_DVM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68]=0;IF([.K16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4" calcext:value-type="float">
            <text:p>164</text:p>
          </table:table-cell>
          <table:table-cell office:value-type="string" calcext:value-type="string">
            <text:p>LFM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LFM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69]=0;IF([.K16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  <table:table-cell office:value-type="string" calcext:value-type="string">
            <text:p>SFM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SFM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70]=0;IF([.K17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  <table:table-cell office:value-type="string" calcext:value-type="string">
            <text:p>HHI_HNH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HHI_HNH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71]=0;IF([.K17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  <table:table-cell office:value-type="string" calcext:value-type="string">
            <text:p>AUGA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AUGA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72]=0;IF([.K17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8" calcext:value-type="float">
            <text:p>168</text:p>
          </table:table-cell>
          <table:table-cell office:value-type="string" calcext:value-type="string">
            <text:p>HNS_HN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HNS_HNR</text:p>
          </table:table-cell>
          <table:table-cell office:value-type="float" office:value="4156" calcext:value-type="float">
            <text:p>4156</text:p>
          </table:table-cell>
          <table:table-cell/>
          <table:table-cell table:formula="of:=IF([.F173]=0;IF([.K173]&lt;&gt;0;&quot;USED&quot;;&quot;.&quot;);&quot;.&quot;)" office:value-type="string" office:string-value="USED" calcext:value-type="string">
            <text:p>USED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9" calcext:value-type="float">
            <text:p>169</text:p>
          </table:table-cell>
          <table:table-cell office:value-type="string" calcext:value-type="string">
            <text:p>HZS_HZ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string" calcext:value-type="string">
            <text:p>HZS_HZR</text:p>
          </table:table-cell>
          <table:table-cell office:value-type="float" office:value="2144" calcext:value-type="float">
            <text:p>2144</text:p>
          </table:table-cell>
          <table:table-cell/>
          <table:table-cell table:formula="of:=IF([.F174]=0;IF([.K174]&lt;&gt;0;&quot;USED&quot;;&quot;.&quot;);&quot;.&quot;)" office:value-type="string" office:string-value="USED" calcext:value-type="string">
            <text:p>USED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  <table:table-cell office:value-type="string" calcext:value-type="string">
            <text:p>HOS_H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string" calcext:value-type="string">
            <text:p>HOS_HO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75]=0;IF([.K17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1" calcext:value-type="float">
            <text:p>171</text:p>
          </table:table-cell>
          <table:table-cell office:value-type="string" calcext:value-type="string">
            <text:p>HCS_HC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string" calcext:value-type="string">
            <text:p>HCS_HC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76]=0;IF([.K17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 office:value-type="string" calcext:value-type="string">
            <text:p>HLS_H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HLS_HGE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77]=0;IF([.K17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  <table:table-cell office:value-type="string" calcext:value-type="string">
            <text:p>HLE_HG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HLE_HGT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78]=0;IF([.K17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  <table:table-cell office:value-type="string" calcext:value-type="string">
            <text:p>LB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string" calcext:value-type="string">
            <text:p>LBX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79]=0;IF([.K17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  <table:table-cell office:value-type="string" calcext:value-type="string">
            <text:p>SBX</text:p>
          </table:table-cell>
          <table:table-cell office:value-type="float" office:value="18343" calcext:value-type="float">
            <text:p>18343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string" calcext:value-type="string">
            <text:p>SBX</text:p>
          </table:table-cell>
          <table:table-cell office:value-type="float" office:value="38731" calcext:value-type="float">
            <text:p>38731</text:p>
          </table:table-cell>
          <table:table-cell/>
          <table:table-cell table:formula="of:=IF([.F180]=0;IF([.K18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6" calcext:value-type="float">
            <text:p>176</text:p>
          </table:table-cell>
          <table:table-cell office:value-type="string" calcext:value-type="string">
            <text:p>MP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string" calcext:value-type="string">
            <text:p>MP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81]=0;IF([.K18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7" calcext:value-type="float">
            <text:p>177</text:p>
          </table:table-cell>
          <table:table-cell office:value-type="string" calcext:value-type="string">
            <text:p>DV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string" calcext:value-type="string">
            <text:p>DV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82]=0;IF([.K18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8" calcext:value-type="float">
            <text:p>178</text:p>
          </table:table-cell>
          <table:table-cell office:value-type="string" calcext:value-type="string">
            <text:p>SCC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string" calcext:value-type="string">
            <text:p>SCCC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IF([.F183]=0;IF([.K183]&lt;&gt;0;&quot;USED&quot;;&quot;.&quot;);&quot;.&quot;)" office:value-type="string" office:string-value="USED" calcext:value-type="string">
            <text:p>USED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string" calcext:value-type="string">
            <text:p>EX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string" calcext:value-type="string">
            <text:p>EX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84]=0;IF([.K18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LF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string" calcext:value-type="string">
            <text:p>LF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85]=0;IF([.K18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office:value-type="string" calcext:value-type="string">
            <text:p>SF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string" calcext:value-type="string">
            <text:p>SF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86]=0;IF([.K18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2" calcext:value-type="float">
            <text:p>182</text:p>
          </table:table-cell>
          <table:table-cell office:value-type="string" calcext:value-type="string">
            <text:p>IR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string" calcext:value-type="string">
            <text:p>IR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87]=0;IF([.K18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3" calcext:value-type="float">
            <text:p>183</text:p>
          </table:table-cell>
          <table:table-cell office:value-type="string" calcext:value-type="string">
            <text:p>IR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IR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88]=0;IF([.K18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  <table:table-cell office:value-type="string" calcext:value-type="string">
            <text:p>MP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MPX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89]=0;IF([.K18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5" calcext:value-type="float">
            <text:p>185</text:p>
          </table:table-cell>
          <table:table-cell office:value-type="string" calcext:value-type="string">
            <text:p>DV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DVX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90]=0;IF([.K19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6" calcext:value-type="float">
            <text:p>186</text:p>
          </table:table-cell>
          <table:table-cell office:value-type="string" calcext:value-type="string">
            <text:p>PL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string" calcext:value-type="string">
            <text:p>PL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91]=0;IF([.K19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7" calcext:value-type="float">
            <text:p>187</text:p>
          </table:table-cell>
          <table:table-cell office:value-type="string" calcext:value-type="string">
            <text:p>PS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string" calcext:value-type="string">
            <text:p>PS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92]=0;IF([.K19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8" calcext:value-type="float">
            <text:p>188</text:p>
          </table:table-cell>
          <table:table-cell office:value-type="string" calcext:value-type="string">
            <text:p>LF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string" calcext:value-type="string">
            <text:p>LFX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93]=0;IF([.K193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9" calcext:value-type="float">
            <text:p>189</text:p>
          </table:table-cell>
          <table:table-cell office:value-type="string" calcext:value-type="string">
            <text:p>SFX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string" calcext:value-type="string">
            <text:p>SFX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94]=0;IF([.K19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office:value-type="string" calcext:value-type="string">
            <text:p>LDAM_LDV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LDAM_LDVM</text:p>
          </table:table-cell>
          <table:table-cell office:value-type="float" office:value="63" calcext:value-type="float">
            <text:p>63</text:p>
          </table:table-cell>
          <table:table-cell/>
          <table:table-cell table:formula="of:=IF([.F195]=0;IF([.K195]&lt;&gt;0;&quot;USED&quot;;&quot;.&quot;);&quot;.&quot;)" office:value-type="string" office:string-value="USED" calcext:value-type="string">
            <text:p>USED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1" calcext:value-type="float">
            <text:p>191</text:p>
          </table:table-cell>
          <table:table-cell office:value-type="string" calcext:value-type="string">
            <text:p>STAM_STV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string" calcext:value-type="string">
            <text:p>STAM_STVM</text:p>
          </table:table-cell>
          <table:table-cell office:value-type="float" office:value="1031743" calcext:value-type="float">
            <text:p>1031743</text:p>
          </table:table-cell>
          <table:table-cell/>
          <table:table-cell table:formula="of:=IF([.F196]=0;IF([.K196]&lt;&gt;0;&quot;USED&quot;;&quot;.&quot;);&quot;.&quot;)" office:value-type="string" office:string-value="USED" calcext:value-type="string">
            <text:p>USED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string" calcext:value-type="string">
            <text:p>ADMM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ADM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97]=0;IF([.K19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3" calcext:value-type="float">
            <text:p>193</text:p>
          </table:table-cell>
          <table:table-cell office:value-type="string" calcext:value-type="string">
            <text:p>ETM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ETM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98]=0;IF([.K19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4" calcext:value-type="float">
            <text:p>194</text:p>
          </table:table-cell>
          <table:table-cell office:value-type="string" calcext:value-type="string">
            <text:p>ORM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ORM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199]=0;IF([.K19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  <table:table-cell office:value-type="string" calcext:value-type="string">
            <text:p>CR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CR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00]=0;IF([.K20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6" calcext:value-type="float">
            <text:p>196</text:p>
          </table:table-cell>
          <table:table-cell office:value-type="string" calcext:value-type="string">
            <text:p>ADM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ADM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01]=0;IF([.K20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7" calcext:value-type="float">
            <text:p>197</text:p>
          </table:table-cell>
          <table:table-cell office:value-type="string" calcext:value-type="string">
            <text:p>ETM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ETM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02]=0;IF([.K20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8" calcext:value-type="float">
            <text:p>198</text:p>
          </table:table-cell>
          <table:table-cell office:value-type="string" calcext:value-type="string">
            <text:p>TRM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TRM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03]=0;IF([.K203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CRMB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CRM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04]=0;IF([.K20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string" calcext:value-type="string">
            <text:p>ADRD_ADM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ADRD_ADM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05]=0;IF([.K20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SURD_SUM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SURD_SUM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06]=0;IF([.K20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AUGC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UGCA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07]=0;IF([.K20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UI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UIT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08]=0;IF([.K20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TSB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TSB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09]=0;IF([.K20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TRRD_LDM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TRRD_LDM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10]=0;IF([.K21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CLM_STMD_CLM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LM_STMD_CLM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11]=0;IF([.K21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CRRD_CRM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string" calcext:value-type="string">
            <text:p>CRRD_CRM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12]=0;IF([.K21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ADS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string" calcext:value-type="string">
            <text:p>ADS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13]=0;IF([.K213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ETS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ETS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14]=0;IF([.K21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ORS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string" calcext:value-type="string">
            <text:p>ORS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15]=0;IF([.K21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CR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CR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16]=0;IF([.K21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ADS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ADS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17]=0;IF([.K21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ETS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TS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18]=0;IF([.K21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TRS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TRS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19]=0;IF([.K21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CRS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CRS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20]=0;IF([.K22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ADX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ADX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21]=0;IF([.K22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ETX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TX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22]=0;IF([.K22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ORX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ORX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23]=0;IF([.K223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CR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CRX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24]=0;IF([.K22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ADX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ADX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25]=0;IF([.K22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ETX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ETX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26]=0;IF([.K22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TRX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TRX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27]=0;IF([.K22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CRX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CRX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28]=0;IF([.K22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ADM</text:p>
          </table:table-cell>
          <table:table-cell office:value-type="float" office:value="5155" calcext:value-type="float">
            <text:p>5155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AD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29]=0;IF([.K22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30]=0;IF([.K23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ET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office:value-type="string" calcext:value-type="string">
            <text:p>ET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31]=0;IF([.K23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OR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office:value-type="string" calcext:value-type="string">
            <text:p>OR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32]=0;IF([.K23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XO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string" calcext:value-type="string">
            <text:p>XOM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33]=0;IF([.K233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LDM</text:p>
          </table:table-cell>
          <table:table-cell office:value-type="float" office:value="4796" calcext:value-type="float">
            <text:p>4796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string" calcext:value-type="string">
            <text:p>LDM</text:p>
          </table:table-cell>
          <table:table-cell office:value-type="float" office:value="1047579" calcext:value-type="float">
            <text:p>1047579</text:p>
          </table:table-cell>
          <table:table-cell/>
          <table:table-cell table:formula="of:=IF([.F234]=0;IF([.K23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STM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string" calcext:value-type="string">
            <text:p>STM</text:p>
          </table:table-cell>
          <table:table-cell office:value-type="float" office:value="1073580" calcext:value-type="float">
            <text:p>1073580</text:p>
          </table:table-cell>
          <table:table-cell/>
          <table:table-cell table:formula="of:=IF([.F235]=0;IF([.K23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BRU</text:p>
          </table:table-cell>
          <table:table-cell office:value-type="float" office:value="18541" calcext:value-type="float">
            <text:p>1854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BRU</text:p>
          </table:table-cell>
          <table:table-cell office:value-type="float" office:value="2113201" calcext:value-type="float">
            <text:p>2113201</text:p>
          </table:table-cell>
          <table:table-cell/>
          <table:table-cell table:formula="of:=IF([.F236]=0;IF([.K23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AUGE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AUGE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37]=0;IF([.K23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SUI_CRI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SUI_CRI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38]=0;IF([.K23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ETI_TETI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TI_TETI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39]=0;IF([.K23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ORI_TOR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ORI_TORI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1" table:formula="of:=IF([.F240]=0;IF([.K240]&lt;&gt;0;&quot;USED&quot;;&quot;.&quot;);&quot;.&quot;)" office:value-type="string" office:string-value="USED" calcext:value-type="string">
            <text:p>USED</text:p>
          </table:table-cell>
          <table:table-cell office:value-type="string" calcext:value-type="string">
            <text:p>OKAY</text:p>
          </table:table-cell>
        </table:table-row>
        <table:table-row table:style-name="ro1"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XOI_TXOI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XOI_TXOI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41]=0;IF([.K24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LDI_LDF_LDFD_FDFQ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string" calcext:value-type="string">
            <text:p>LDI_LDF_LDFD_FDFQ</text:p>
          </table:table-cell>
          <table:table-cell office:value-type="float" office:value="2090906" calcext:value-type="float">
            <text:p>2090906</text:p>
          </table:table-cell>
          <table:table-cell/>
          <table:table-cell table:formula="of:=IF([.F242]=0;IF([.K24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STI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string" calcext:value-type="string">
            <text:p>STI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43]=0;IF([.K243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BL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string" calcext:value-type="string">
            <text:p>BLI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44]=0;IF([.K24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0" calcext:value-type="float">
            <text:p>240</text:p>
          </table:table-cell>
          <table:table-cell office:value-type="string" calcext:value-type="string">
            <text:p>AD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string" calcext:value-type="string">
            <text:p>AD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45]=0;IF([.K24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SU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office:value-type="string" calcext:value-type="string">
            <text:p>SU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46]=0;IF([.K24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E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string" calcext:value-type="string">
            <text:p>ET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47]=0;IF([.K24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OR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string" calcext:value-type="string">
            <text:p>OR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48]=0;IF([.K24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XO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string" calcext:value-type="string">
            <text:p>XO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49]=0;IF([.K24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LDS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string" calcext:value-type="string">
            <text:p>LDS</text:p>
          </table:table-cell>
          <table:table-cell office:value-type="float" office:value="65" calcext:value-type="float">
            <text:p>65</text:p>
          </table:table-cell>
          <table:table-cell/>
          <table:table-cell table:formula="of:=IF([.F250]=0;IF([.K250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ST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office:value-type="string" calcext:value-type="string">
            <text:p>ST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51]=0;IF([.K251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HOP_BLT</text:p>
          </table:table-cell>
          <table:table-cell office:value-type="float" office:value="4527" calcext:value-type="float">
            <text:p>4527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office:value-type="string" calcext:value-type="string">
            <text:p>HOP_BLT</text:p>
          </table:table-cell>
          <table:table-cell office:value-type="float" office:value="14875" calcext:value-type="float">
            <text:p>14875</text:p>
          </table:table-cell>
          <table:table-cell/>
          <table:table-cell table:formula="of:=IF([.F252]=0;IF([.K252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ADX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string" calcext:value-type="string">
            <text:p>ADX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53]=0;IF([.K253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SU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office:value-type="string" calcext:value-type="string">
            <text:p>SUX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54]=0;IF([.K254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ET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ETX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55]=0;IF([.K255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OR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ORX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56]=0;IF([.K256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XO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XOX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F257]=0;IF([.K257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LDX</text:p>
          </table:table-cell>
          <table:table-cell office:value-type="float" office:value="200268" calcext:value-type="float">
            <text:p>200268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LDX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IF([.F258]=0;IF([.K258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STX</text:p>
          </table:table-cell>
          <table:table-cell office:value-type="float" office:value="130326" calcext:value-type="float">
            <text:p>130326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STX</text:p>
          </table:table-cell>
          <table:table-cell office:value-type="float" office:value="1202" calcext:value-type="float">
            <text:p>1202</text:p>
          </table:table-cell>
          <table:table-cell/>
          <table:table-cell table:formula="of:=IF([.F259]=0;IF([.K259]&lt;&gt;0;&quot;USED&quot;;&quot;.&quot;);&quot;.&quot;)" office:value-type="string" office:string-value="." calcext:value-type="string">
            <text:p>.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BRX</text:p>
          </table:table-cell>
          <table:table-cell office:value-type="float" office:value="17082" calcext:value-type="float">
            <text:p>17082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BRX</text:p>
          </table:table-cell>
          <table:table-cell office:value-type="float" office:value="1044650" calcext:value-type="float">
            <text:p>1044650</text:p>
          </table:table-cell>
          <table:table-cell/>
          <table:table-cell table:formula="of:=IF([.F260]=0;IF([.K260]&lt;&gt;0;&quot;USED&quot;;&quot;.&quot;);&quot;.&quot;)" office:value-type="string" office:string-value="." calcext:value-type="string">
            <text:p>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23:48:41.876000000</meta:creation-date>
    <dc:date>2024-06-07T13:09:27.527000000</dc:date>
    <meta:editing-duration>PT13H20M45S</meta:editing-duration>
    <meta:editing-cycles>1</meta:editing-cycles>
    <meta:document-statistic meta:table-count="1" meta:cell-count="1796" meta:object-count="0"/>
    <meta:generator>LibreOffice/7.5.4.2$Windows_X86_64 LibreOffice_project/36ccfdc35048b057fd9854c757a8b67ec53977b6</meta:generator>
  </office:meta>
</office:document-meta>
</file>